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1.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8.529cm"/>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color="#2300dc" fo:font-size="26pt" style:font-size-asian="26pt" style:font-size-complex="26pt"/>
    </style:style>
    <style:style style:name="P3" style:family="paragraph">
      <style:text-properties fo:color="#2300dc" fo:font-size="18pt" style:font-size-asian="18pt" style:font-size-complex="18pt"/>
    </style:style>
    <style:style style:name="P4" style:family="paragraph">
      <style:text-properties fo:color="#2323dc" fo:font-size="18pt"/>
    </style:style>
    <style:style style:name="P5" style:family="paragraph">
      <style:text-properties fo:color="#2300dc" fo:font-size="18pt"/>
    </style:style>
    <style:style style:name="T1" style:family="text">
      <style:text-properties fo:color="#2300dc" fo:font-size="26pt" style:font-size-asian="26pt" style:font-size-complex="26pt"/>
    </style:style>
    <style:style style:name="T2" style:family="text">
      <style:text-properties fo:color="#2300dc" fo:font-size="18pt" style:font-size-asian="18pt" style:font-size-complex="18pt"/>
    </style:style>
    <style:style style:name="T3" style:family="text">
      <style:text-properties fo:color="#2323dc" fo:font-size="18pt"/>
    </style:style>
    <style:style style:name="T4" style:family="text">
      <style:text-properties fo:color="#2300dc"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14cm" svg:height="1.276cm" svg:x="7cm" svg:y="1cm">
          <draw:text-box>
            <text:p text:style-name="P1"><text:span text:style-name="T1">La memoria cache</text:span></text:p>
          </draw:text-box>
        </draw:frame>
        <draw:frame draw:style-name="gr2" draw:text-style-name="P3" xml:id="id2" draw:id="id2" draw:layer="layout" svg:width="27.5cm" svg:height="11.5cm" svg:x="0.5cm" svg:y="2.5cm">
          <draw:text-box>
            <text:p><text:span text:style-name="T2">Si consideri una istruzione in linguaggio macchina che esegue una moltiplicazione. Si suppone che in totale solo il processore impieghi 80 ns. Con una nuova generazione di processori si migliorerebbero le prestazioni di poco più del 6% (75 ns). La capacità di elaborazione del processore non poteva essere sfruttata al massimo. Per ovviare al problema si realizzarono sistemi a più livelli abbinando memorie piccole, veloci e costose, a memorie di grande dimensione, ma molto più lente. La memoria piccola e veloce si chiama “cache”.</text:span></text:p>
            <text:p><text:span text:style-name="T2">La cache è una memoria temporanea, non visibile al software, che memorizza un insieme di dati che possano successivamente essere velocemente recuperati su richiest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 smil:attributeName="visibility" smil:to="visible"/>
                  <anim:transitionFilter smil:dur="0.5s" smil:targetElement="id1" smil:type="dissolve"/>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seq>
        </anim:par>
        <presentation:notes draw:style-name="dp2">
          <draw:page-thumbnail draw:style-name="gr3"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1" draw:text-style-name="P4" xml:id="id3" draw:id="id3" draw:layer="layout" svg:width="25.5cm" svg:height="5.235cm" svg:x="1.5cm" svg:y="1cm">
          <draw:text-box>
            <text:p><text:span text:style-name="T3">L'accesso a un dato o un'istruzione viene fatto in questo modo:</text:span></text:p>
            <text:list text:style-name="L2">
              <text:list-item>
                <text:list>
                  <text:list-header>
                    <text:p><text:span text:style-name="T3">Il processore cerca nella memoria cache e se c'è utilizza il dato o l'istruzione. Il trasferimento tra cache e processore avviene per parole di memoria.</text:span></text:p>
                    <text:p><text:span text:style-name="T3"/></text:p>
                    <text:p><text:span text:style-name="T3">Se la parola cercata non è nella cache il processore la preleva dalla memoria centrale e la copia nella cache e poi la utilizza. Il trasferimento dalla memoria centrale alla cache avviene per blocchi.</text:span></text:p>
                  </text:list-header>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random-bars" presentation:preset-sub-type="vertical">
                  <anim:set smil:begin="0s" smil:dur="0.001s" smil:fill="hold" smil:targetElement="id3" smil:attributeName="visibility" smil:to="visible"/>
                  <anim:transitionFilter smil:dur="0.5s" smil:targetElement="id3" smil:type="randomBarWipe" smil:subtype="horizontal"/>
                </anim:par>
              </anim:par>
            </anim:par>
          </anim:seq>
        </anim:par>
        <presentation:notes draw:style-name="dp2">
          <draw:page-thumbnail draw:style-name="gr3"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4" draw:text-style-name="P5" xml:id="id4" draw:id="id4" draw:layer="layout" svg:width="24.5cm" svg:height="18.779cm" svg:x="1.407cm" svg:y="0.804cm">
          <draw:text-box>
            <text:p><text:span text:style-name="T4">I primi livelli sono occupati da dispositivi che costituiscono le memorie in linea, mentre i device di memorizzazione rappresentano forme di memorizzazione non in linea. </text:span></text:p>
            <text:p><text:span text:style-name="T4">RAM cache e registri sono memorie di tipo volatile, mentre i supporti di memorizzazione sono di tipo non volatile.</text:span></text:p>
            <text:p><text:span text:style-name="T4">All'aumentare della capacita di queste memorie diminuisce la velocità di accesso.</text:span></text:p>
            <text:p><text:span text:style-name="T4">Il trasferimento dei dati tra i diversi livelli avviene nel seguente modo:</text:span></text:p>
            <text:p><text:span text:style-name="T4"><text:tab/></text:span><text:span text:style-name="T4">I dati sono trasferiti dal disco alla RAM in blocchi di qualche KB</text:span></text:p>
            <text:p><text:span text:style-name="T4"><text:tab/></text:span><text:span text:style-name="T4">Il trasferimento dalla RAM alla cache è fatto in blocchi di 4-8 parole</text:span></text:p>
            <text:p><text:span text:style-name="T4"><text:tab/></text:span><text:span text:style-name="T4">I trasferimenti tra cache e registri avvengono parola per parola.</text:span></text:p>
            <text:p><text:span text:style-name="T4">Quindi la frequenza di accesso diminuisce ed è resa dal principio di località che afferma:</text:span></text:p>
            <text:p><text:span text:style-name="T4">Se la CPU sta eseguendo una data istruzione, vuol dire che con molta probabilità le prossime istruzioni da eseguire saranno ubicate nelle vicinanze di quella in corso.</text:span></text:p>
            <text:p><text:span text:style-name="T4"/></text:p>
            <text:p><text:span text:style-name="T4">Questo principio è alla base del buon funzionamento della memoria cache e della memoria virtuale.</text:span></text:p>
            <text:p><text:span text:style-name="T4">Si distinguono due principi di località:</text:span></text:p>
            <text:p><text:span text:style-name="T4"><text:tab/></text:span><text:span text:style-name="T4">Principio di località temporale: un programma accede a una parola di memoria </text:span><text:span text:style-name="T4"><text:tab/></text:span><text:span text:style-name="T4"> <text:s text:c="8"/>allora è probabile che acceda di nuovo alla stessa in un breve intervallo di <text:s text:c="18"/>tempo.</text:span></text:p>
            <text:p><text:span text:style-name="T4"/></text:p>
            <text:p><text:span text:style-name="T4"><text:tab/></text:span><text:span text:style-name="T4">Principio di località spaziale: un programma accede a una parola di memoria <text:s text:c="14"/>allora è probabile che acceda a celle di memoria vicine in un breve intervallo di <text:s text:c="10"/>tempo.</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seq>
        </anim:par>
        <presentation:notes draw:style-name="dp2">
          <draw:page-thumbnail draw:style-name="gr3"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hatch draw:name="Black_20_45_20_Degrees_20_Wide" draw:display-name="Black 45 Degrees Wide" draw:style="single" draw:color="#000000" draw:distance="0.508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00" draw:fill-hatch-name="Black_20_45_20_Degrees_20_Wide"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00" draw:fill-hatch-name="Black_20_45_20_Degrees_20_Wid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meta:initial-creator>
    <meta:creation-date>2011-01-26T16:55:44</meta:creation-date>
    <meta:editing-duration>PT1H4M34S</meta:editing-duration>
    <meta:editing-cycles>11</meta:editing-cycles>
    <dc:date>2011-05-17T16:30:22.53</dc:date>
    <meta:generator>LibreOffice/3.3$Win32 LibreOffice_project/330m19$Build-6</meta:generator>
    <dc:creator>Domenico </dc:creator>
    <meta:document-statistic meta:object-count="31"/>
  </office:meta>
</office:document-meta>
</file>